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3cm" svg:x="31.725cm" svg:y="6.397cm">
            <draw:object draw:notify-on-update-of-ranges="Sheet1.I24:Sheet1.I24 Sheet1.I25:Sheet1.I28 Sheet1.J24:Sheet1.J24 Sheet1.J25:Sheet1.J28 Sheet1.K24:Sheet1.K24 Sheet1.K25:Sheet1.K28 Sheet1.L24:Sheet1.L24 Sheet1.L25:Sheet1.L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/out integer hw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P-HW</text:p>
          </table:table-cell>
          <table:table-cell table:number-columns-repeated="3"/>
          <table:table-cell office:value-type="string" calcext:value-type="string">
            <text:p>SP-SW</text:p>
          </table:table-cell>
          <table:table-cell table:number-columns-repeated="3"/>
          <table:table-cell office:value-type="string" calcext:value-type="string">
            <text:p>DP-S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1676" calcext:value-type="float">
            <text:p>1676</text:p>
          </table:table-cell>
          <table:table-cell office:value-type="float" office:value="407" calcext:value-type="float">
            <text:p>407</text:p>
          </table:table-cell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5385" calcext:value-type="float">
            <text:p>5385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sur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765" calcext:value-type="float">
            <text:p>765</text:p>
          </table:table-cell>
          <table:table-cell office:value-type="float" office:value="325" calcext:value-type="float">
            <text:p>325</text:p>
          </table:table-cell>
          <table:table-cell office:value-type="float" office:value="375" calcext:value-type="float">
            <text:p>375</text:p>
          </table:table-cell>
          <table:table-cell office:value-type="float" office:value="320" calcext:value-type="float">
            <text:p>320</text:p>
          </table:table-cell>
          <table:table-cell office:value-type="float" office:value="3350" calcext:value-type="float">
            <text:p>335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table:number-columns-repeated="3"/>
          <table:table-cell table:formula="of:=[.D6]/[.D7]" office:value-type="float" office:value="1" calcext:value-type="float">
            <text:p>1</text:p>
          </table:table-cell>
          <table:table-cell table:formula="of:=[.E6]/[.E7]" office:value-type="float" office:value="1" calcext:value-type="float">
            <text:p>1</text:p>
          </table:table-cell>
          <table:table-cell table:formula="of:=[.F6]/[.F7]" office:value-type="float" office:value="1" calcext:value-type="float">
            <text:p>1</text:p>
          </table:table-cell>
          <table:table-cell table:formula="of:=[.G6]/[.G7]" office:value-type="float" office:value="1" calcext:value-type="float">
            <text:p>1</text:p>
          </table:table-cell>
          <table:table-cell table:formula="of:=[.H6]/[.H7]" office:value-type="float" office:value="1.75609756097561" calcext:value-type="float">
            <text:p>1.756097561</text:p>
          </table:table-cell>
          <table:table-cell table:formula="of:=[.I6]/[.I7]" office:value-type="float" office:value="1.96216216216216" calcext:value-type="float">
            <text:p>1.9621621622</text:p>
          </table:table-cell>
          <table:table-cell table:formula="of:=[.J6]/[.J7]" office:value-type="float" office:value="2.19084967320261" calcext:value-type="float">
            <text:p>2.1908496732</text:p>
          </table:table-cell>
          <table:table-cell table:formula="of:=[.K6]/[.K7]" office:value-type="float" office:value="1.25230769230769" calcext:value-type="float">
            <text:p>1.2523076923</text:p>
          </table:table-cell>
          <table:table-cell table:formula="of:=[.L6]/[.L7]" office:value-type="float" office:value="1.34666666666667" calcext:value-type="float">
            <text:p>1.3466666667</text:p>
          </table:table-cell>
          <table:table-cell table:formula="of:=[.M6]/[.M7]" office:value-type="float" office:value="1.5875" calcext:value-type="float">
            <text:p>1.5875</text:p>
          </table:table-cell>
          <table:table-cell table:formula="of:=[.N6]/[.N7]" office:value-type="float" office:value="1.60746268656716" calcext:value-type="float">
            <text:p>1.6074626866</text:p>
          </table:table-cell>
          <table:table-cell table:formula="of:=[.O6]/[.O7]" office:value-type="float" office:value="1.27868852459016" calcext:value-type="float">
            <text:p>1.278688524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with integer hw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P-HW</text:p>
          </table:table-cell>
          <table:table-cell table:number-columns-repeated="3"/>
          <table:table-cell office:value-type="string" calcext:value-type="string">
            <text:p>SP-SW</text:p>
          </table:table-cell>
          <table:table-cell table:number-columns-repeated="3"/>
          <table:table-cell office:value-type="string" calcext:value-type="string">
            <text:p>DP-S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te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sure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table:number-columns-repeated="3"/>
          <table:table-cell table:formula="of:=[.D15]/[.D16]" office:value-type="float" office:value="1" calcext:value-type="float">
            <text:p>1</text:p>
          </table:table-cell>
          <table:table-cell table:formula="of:=[.E15]/[.E16]" office:value-type="float" office:value="1" calcext:value-type="float">
            <text:p>1</text:p>
          </table:table-cell>
          <table:table-cell table:formula="of:=[.F15]/[.F16]" office:value-type="float" office:value="1" calcext:value-type="float">
            <text:p>1</text:p>
          </table:table-cell>
          <table:table-cell table:formula="of:=[.G15]/[.G16]" office:value-type="float" office:value="1" calcext:value-type="float">
            <text:p>1</text:p>
          </table:table-cell>
          <table:table-cell table:number-columns-repeated="4"/>
          <table:table-cell table:formula="of:=[.L15]/[.L16]" office:value-type="float" office:value="1.34666666666667" calcext:value-type="float">
            <text:p>1.3466666667</text:p>
          </table:table-cell>
          <table:table-cell table:formula="of:=[.M15]/[.M16]" office:value-type="float" office:value="1.5875" calcext:value-type="float">
            <text:p>1.5875</text:p>
          </table:table-cell>
          <table:table-cell table:formula="of:=[.N15]/[.N16]" office:value-type="float" office:value="1.93846153846154" calcext:value-type="float">
            <text:p>1.9384615385</text:p>
          </table:table-cell>
          <table:table-cell table:formula="of:=[.O15]/[.O16]" office:value-type="float" office:value="1.27868852459016" calcext:value-type="float">
            <text:p>1.278688524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overage not complete, hard to tell if branches are not possible or if random inputs are not worst case...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hat is clear, is that including an FPU removes uncertainty from floating point, multicore interference?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how long does a read take from scratchpad?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ow long does a write take to scratchpad?</text:p>
          </table:table-cell>
          <table:table-cell table:number-columns-repeated="5"/>
          <table:table-cell office:value-type="string" calcext:value-type="string">
            <text:p>SP-SW</text:p>
          </table:table-cell>
          <table:table-cell table:number-columns-repeated="2" office:value-type="string" calcext:value-type="string">
            <text:p>DP-SW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add</text:p>
          </table:table-cell>
          <table:table-cell office:value-type="float" office:value="1.75609756097561" calcext:value-type="float">
            <text:p>1.756097561</text:p>
          </table:table-cell>
          <table:table-cell table:number-columns-repeated="2" office:value-type="float" office:value="1.34666666666667" calcext:value-type="float">
            <text:p>1.34666666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sub</text:p>
          </table:table-cell>
          <table:table-cell office:value-type="float" office:value="1.96216216216216" calcext:value-type="float">
            <text:p>1.9621621622</text:p>
          </table:table-cell>
          <table:table-cell table:number-columns-repeated="2" office:value-type="float" office:value="1.5875" calcext:value-type="float">
            <text:p>1.58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mul</text:p>
          </table:table-cell>
          <table:table-cell office:value-type="float" office:value="2.19084967320261" calcext:value-type="float">
            <text:p>2.1908496732</text:p>
          </table:table-cell>
          <table:table-cell office:value-type="float" office:value="1.60746268656716" calcext:value-type="float">
            <text:p>1.6074626866</text:p>
          </table:table-cell>
          <table:table-cell office:value-type="float" office:value="1.93846153846154" calcext:value-type="float">
            <text:p>1.938461538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iv</text:p>
          </table:table-cell>
          <table:table-cell office:value-type="float" office:value="1.25230769230769" calcext:value-type="float">
            <text:p>1.2523076923</text:p>
          </table:table-cell>
          <table:table-cell table:number-columns-repeated="2" office:value-type="float" office:value="1.27868852459016" calcext:value-type="float">
            <text:p>1.27868852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3:40:33.586869750</meta:creation-date>
    <dc:date>2015-06-02T18:25:13.359636668</dc:date>
    <meta:editing-duration>P1DT23M46S</meta:editing-duration>
    <meta:editing-cycles>3</meta:editing-cycles>
    <meta:generator>LibreOffice/4.2.8.2$Linux_X86_64 LibreOffice_project/420m0$Build-2</meta:gener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4cm" xlink:href=".." xlink:type="simple" chart:class="chart:bar" chart:style-name="ch1">
        <chart:legend chart:legend-position="end" svg:x="14.107cm" svg:y="3.7cm" style:legend-expansion="high" chart:style-name="ch2"/>
        <chart:plot-area chart:style-name="ch3" table:cell-range-address="Sheet1.I24:Sheet1.L28" chart:data-source-has-labels="both" svg:x="0.32cm" svg:y="0.179cm" svg:width="13.467cm" svg:height="8.636cm">
          <chartooo:coordinate-region svg:x="1.047cm" svg:y="0.378cm" svg:width="12.74cm" svg:height="7.79cm"/>
          <chart:axis chart:dimension="x" chart:name="primary-x" chart:style-name="ch4" chartooo:axis-type="auto">
            <chartooo:date-scale/>
            <chart:categories table:cell-range-address="Sheet1.I25:Sheet1.I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5:Sheet1.J28" chart:label-cell-address="Sheet1.J24:Sheet1.J24" chart:class="chart:bar">
            <chart:data-point chart:repeated="4"/>
          </chart:series>
          <chart:series chart:style-name="ch8" chart:values-cell-range-address="Sheet1.K25:Sheet1.K28" chart:label-cell-address="Sheet1.K24:Sheet1.K24" chart:class="chart:bar">
            <chart:data-point chart:repeated="4"/>
          </chart:series>
          <chart:series chart:style-name="ch9" chart:values-cell-range-address="Sheet1.L25:Sheet1.L28" chart:label-cell-address="Sheet1.L24:Sheet1.L2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-SW</text:p>
                <draw:g>
                  <svg:desc>Sheet1.J24:Sheet1.J24</svg:desc>
                </draw:g>
              </table:table-cell>
              <table:table-cell office:value-type="string">
                <text:p>DP-SW</text:p>
                <draw:g>
                  <svg:desc>Sheet1.K24:Sheet1.K24</svg:desc>
                </draw:g>
              </table:table-cell>
              <table:table-cell office:value-type="string">
                <text:p>DP-SW</text:p>
                <draw:g>
                  <svg:desc>Sheet1.L24:Sheet1.L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</text:p>
                <draw:g>
                  <svg:desc>Sheet1.I25:Sheet1.I28</svg:desc>
                </draw:g>
              </table:table-cell>
              <table:table-cell office:value-type="float" office:value="1.75609756097561">
                <text:p>1.75609756097561</text:p>
                <draw:g>
                  <svg:desc>Sheet1.J25:Sheet1.J28</svg:desc>
                </draw:g>
              </table:table-cell>
              <table:table-cell office:value-type="float" office:value="1.34666666666667">
                <text:p>1.34666666666667</text:p>
                <draw:g>
                  <svg:desc>Sheet1.K25:Sheet1.K28</svg:desc>
                </draw:g>
              </table:table-cell>
              <table:table-cell office:value-type="float" office:value="1.34666666666667">
                <text:p>1.34666666666667</text:p>
                <draw:g>
                  <svg:desc>Sheet1.L25:Sheet1.L28</svg:desc>
                </draw:g>
              </table:table-cell>
            </table:table-row>
            <table:table-row>
              <table:table-cell office:value-type="string">
                <text:p>sub</text:p>
              </table:table-cell>
              <table:table-cell office:value-type="float" office:value="1.96216216216216">
                <text:p>1.96216216216216</text:p>
              </table:table-cell>
              <table:table-cell office:value-type="float" office:value="1.5875">
                <text:p>1.5875</text:p>
              </table:table-cell>
              <table:table-cell office:value-type="float" office:value="1.5875">
                <text:p>1.5875</text:p>
              </table:table-cell>
            </table:table-row>
            <table:table-row>
              <table:table-cell office:value-type="string">
                <text:p>mul</text:p>
              </table:table-cell>
              <table:table-cell office:value-type="float" office:value="2.19084967320261">
                <text:p>2.19084967320261</text:p>
              </table:table-cell>
              <table:table-cell office:value-type="float" office:value="1.60746268656716">
                <text:p>1.60746268656716</text:p>
              </table:table-cell>
              <table:table-cell office:value-type="float" office:value="1.93846153846154">
                <text:p>1.93846153846154</text:p>
              </table:table-cell>
            </table:table-row>
            <table:table-row>
              <table:table-cell office:value-type="string">
                <text:p>div</text:p>
              </table:table-cell>
              <table:table-cell office:value-type="float" office:value="1.25230769230769">
                <text:p>1.25230769230769</text:p>
              </table:table-cell>
              <table:table-cell office:value-type="float" office:value="1.27868852459016">
                <text:p>1.27868852459016</text:p>
              </table:table-cell>
              <table:table-cell office:value-type="float" office:value="1.27868852459016">
                <text:p>1.27868852459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